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threshold_80" table:style-name="ta1"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Distance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UNT([.B2:.B5])" office:value-type="float" office:value="4" calcext:value-type="float">
            <text:p>4</text:p>
          </table:table-cell>
          <table:table-cell table:formula="of:=SUM([.B2:.B5])" office:value-type="float" office:value="14" calcext:value-type="float">
            <text:p>14</text:p>
          </table:table-cell>
          <table:table-cell table:formula="of:=[.D2]/[.C2]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 table:number-rows-repeated="10471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hreshold_2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07:07:22.856564263</meta:creation-date>
    <dc:date>2016-06-18T07:59:58.902066294</dc:date>
    <meta:editing-duration>PT22M26S</meta:editing-duration>
    <meta:editing-cycles>2</meta:editing-cycles>
    <meta:generator>LibreOffice/5.1.3.2$Linux_X86_64 LibreOffice_project/10m0$Build-2</meta:generator>
    <meta:document-statistic meta:table-count="2" meta:cell-count="1449" meta:object-count="0"/>
  </office:meta>
</office:document-meta>
</file>